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16x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Start: 3,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End: 12,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1000 tries per difficult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7.312" calcext:value-type="float">
            <text:p>137.312</text:p>
          </table:table-cell>
          <table:table-cell office:value-type="float" office:value="284.014" calcext:value-type="float">
            <text:p>284.014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6.772" calcext:value-type="float">
            <text:p>136.772</text:p>
          </table:table-cell>
          <table:table-cell office:value-type="float" office:value="284.054" calcext:value-type="float">
            <text:p>284.054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6.796" calcext:value-type="float">
            <text:p>136.796</text:p>
          </table:table-cell>
          <table:table-cell office:value-type="float" office:value="283.906" calcext:value-type="float">
            <text:p>283.906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6.88" calcext:value-type="float">
            <text:p>136.88</text:p>
          </table:table-cell>
          <table:table-cell office:value-type="float" office:value="283.986" calcext:value-type="float">
            <text:p>283.986</text:p>
          </table:table-cell>
          <table:table-cell office:value-type="float" office:value="203" calcext:value-type="float">
            <text:p>203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3.196" calcext:value-type="float">
            <text:p>133.196</text:p>
          </table:table-cell>
          <table:table-cell office:value-type="float" office:value="283.648" calcext:value-type="float">
            <text:p>283.648</text:p>
          </table:table-cell>
          <table:table-cell office:value-type="float" office:value="233.87" calcext:value-type="float">
            <text:p>233.87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2.608" calcext:value-type="float">
            <text:p>132.608</text:p>
          </table:table-cell>
          <table:table-cell office:value-type="float" office:value="283.68" calcext:value-type="float">
            <text:p>283.68</text:p>
          </table:table-cell>
          <table:table-cell office:value-type="float" office:value="236.026" calcext:value-type="float">
            <text:p>236.026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3.436" calcext:value-type="float">
            <text:p>133.436</text:p>
          </table:table-cell>
          <table:table-cell office:value-type="float" office:value="283.654" calcext:value-type="float">
            <text:p>283.654</text:p>
          </table:table-cell>
          <table:table-cell office:value-type="float" office:value="233.576" calcext:value-type="float">
            <text:p>233.576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3.172" calcext:value-type="float">
            <text:p>133.172</text:p>
          </table:table-cell>
          <table:table-cell office:value-type="float" office:value="283.668" calcext:value-type="float">
            <text:p>283.668</text:p>
          </table:table-cell>
          <table:table-cell office:value-type="float" office:value="234.752" calcext:value-type="float">
            <text:p>234.752</text:p>
          </table:table-cell>
          <table:table-cell office:value-type="float" office:value="81" calcext:value-type="float">
            <text:p>81</text:p>
          </table:table-cell>
          <table:table-cell office:value-type="float" office:value="387" calcext:value-type="float">
            <text:p>38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3.004" calcext:value-type="float">
            <text:p>133.004</text:p>
          </table:table-cell>
          <table:table-cell office:value-type="float" office:value="296.25" calcext:value-type="float">
            <text:p>296.25</text:p>
          </table:table-cell>
          <table:table-cell office:value-type="float" office:value="251.8" calcext:value-type="float">
            <text:p>251.8</text:p>
          </table:table-cell>
          <table:table-cell office:value-type="float" office:value="81.51" calcext:value-type="float">
            <text:p>81.51</text:p>
          </table:table-cell>
          <table:table-cell office:value-type="float" office:value="387" calcext:value-type="float">
            <text:p>387</text:p>
          </table:table-cell>
          <table:table-cell office:value-type="float" office:value="297.116" calcext:value-type="float">
            <text:p>297.116</text:p>
          </table:table-cell>
          <table:table-cell table:number-columns-repeated="2"/>
        </table:table-row>
        <table:table-row table:style-name="ro1">
          <table:table-cell office:value-type="float" office:value="133.94" calcext:value-type="float">
            <text:p>133.94</text:p>
          </table:table-cell>
          <table:table-cell office:value-type="float" office:value="294.594" calcext:value-type="float">
            <text:p>294.594</text:p>
          </table:table-cell>
          <table:table-cell office:value-type="float" office:value="250.55" calcext:value-type="float">
            <text:p>250.55</text:p>
          </table:table-cell>
          <table:table-cell office:value-type="float" office:value="81.492" calcext:value-type="float">
            <text:p>81.492</text:p>
          </table:table-cell>
          <table:table-cell office:value-type="float" office:value="387" calcext:value-type="float">
            <text:p>387</text:p>
          </table:table-cell>
          <table:table-cell office:value-type="float" office:value="297.032" calcext:value-type="float">
            <text:p>297.032</text:p>
          </table:table-cell>
          <table:table-cell table:number-columns-repeated="2"/>
        </table:table-row>
        <table:table-row table:style-name="ro1">
          <table:table-cell office:value-type="float" office:value="133.868" calcext:value-type="float">
            <text:p>133.868</text:p>
          </table:table-cell>
          <table:table-cell office:value-type="float" office:value="296.474" calcext:value-type="float">
            <text:p>296.474</text:p>
          </table:table-cell>
          <table:table-cell office:value-type="float" office:value="248.922" calcext:value-type="float">
            <text:p>248.922</text:p>
          </table:table-cell>
          <table:table-cell office:value-type="float" office:value="81.526" calcext:value-type="float">
            <text:p>81.526</text:p>
          </table:table-cell>
          <table:table-cell office:value-type="float" office:value="387" calcext:value-type="float">
            <text:p>387</text:p>
          </table:table-cell>
          <table:table-cell office:value-type="float" office:value="297.066" calcext:value-type="float">
            <text:p>297.066</text:p>
          </table:table-cell>
          <table:table-cell table:number-columns-repeated="2"/>
        </table:table-row>
        <table:table-row table:style-name="ro1">
          <table:table-cell office:value-type="float" office:value="134.252" calcext:value-type="float">
            <text:p>134.252</text:p>
          </table:table-cell>
          <table:table-cell office:value-type="float" office:value="296.388" calcext:value-type="float">
            <text:p>296.388</text:p>
          </table:table-cell>
          <table:table-cell office:value-type="float" office:value="251.52" calcext:value-type="float">
            <text:p>251.52</text:p>
          </table:table-cell>
          <table:table-cell office:value-type="float" office:value="81.488" calcext:value-type="float">
            <text:p>81.488</text:p>
          </table:table-cell>
          <table:table-cell office:value-type="float" office:value="387" calcext:value-type="float">
            <text:p>387</text:p>
          </table:table-cell>
          <table:table-cell office:value-type="float" office:value="297.068" calcext:value-type="float">
            <text:p>297.068</text:p>
          </table:table-cell>
          <table:table-cell table:number-columns-repeated="2"/>
        </table:table-row>
        <table:table-row table:style-name="ro1">
          <table:table-cell office:value-type="float" office:value="132.066" calcext:value-type="float">
            <text:p>132.066</text:p>
          </table:table-cell>
          <table:table-cell office:value-type="float" office:value="291.924" calcext:value-type="float">
            <text:p>291.924</text:p>
          </table:table-cell>
          <table:table-cell office:value-type="float" office:value="262.276" calcext:value-type="float">
            <text:p>262.276</text:p>
          </table:table-cell>
          <table:table-cell office:value-type="float" office:value="83.722" calcext:value-type="float">
            <text:p>83.722</text:p>
          </table:table-cell>
          <table:table-cell office:value-type="float" office:value="387" calcext:value-type="float">
            <text:p>387</text:p>
          </table:table-cell>
          <table:table-cell office:value-type="float" office:value="296.42" calcext:value-type="float">
            <text:p>296.42</text:p>
          </table:table-cell>
          <table:table-cell table:number-columns-repeated="2"/>
        </table:table-row>
        <table:table-row table:style-name="ro1">
          <table:table-cell office:value-type="float" office:value="132.618" calcext:value-type="float">
            <text:p>132.618</text:p>
          </table:table-cell>
          <table:table-cell office:value-type="float" office:value="292.06" calcext:value-type="float">
            <text:p>292.06</text:p>
          </table:table-cell>
          <table:table-cell office:value-type="float" office:value="262.01" calcext:value-type="float">
            <text:p>262.01</text:p>
          </table:table-cell>
          <table:table-cell office:value-type="float" office:value="83.79" calcext:value-type="float">
            <text:p>83.79</text:p>
          </table:table-cell>
          <table:table-cell office:value-type="float" office:value="387" calcext:value-type="float">
            <text:p>387</text:p>
          </table:table-cell>
          <table:table-cell office:value-type="float" office:value="296.508" calcext:value-type="float">
            <text:p>296.508</text:p>
          </table:table-cell>
          <table:table-cell table:number-columns-repeated="2"/>
        </table:table-row>
        <table:table-row table:style-name="ro1">
          <table:table-cell office:value-type="float" office:value="132.55" calcext:value-type="float">
            <text:p>132.55</text:p>
          </table:table-cell>
          <table:table-cell office:value-type="float" office:value="292.11" calcext:value-type="float">
            <text:p>292.11</text:p>
          </table:table-cell>
          <table:table-cell office:value-type="float" office:value="261.304" calcext:value-type="float">
            <text:p>261.304</text:p>
          </table:table-cell>
          <table:table-cell office:value-type="float" office:value="83.77" calcext:value-type="float">
            <text:p>83.77</text:p>
          </table:table-cell>
          <table:table-cell office:value-type="float" office:value="387" calcext:value-type="float">
            <text:p>387</text:p>
          </table:table-cell>
          <table:table-cell office:value-type="float" office:value="296.35" calcext:value-type="float">
            <text:p>296.35</text:p>
          </table:table-cell>
          <table:table-cell table:number-columns-repeated="2"/>
        </table:table-row>
        <table:table-row table:style-name="ro1">
          <table:table-cell office:value-type="float" office:value="133.106" calcext:value-type="float">
            <text:p>133.106</text:p>
          </table:table-cell>
          <table:table-cell office:value-type="float" office:value="290.96" calcext:value-type="float">
            <text:p>290.96</text:p>
          </table:table-cell>
          <table:table-cell office:value-type="float" office:value="259.806" calcext:value-type="float">
            <text:p>259.806</text:p>
          </table:table-cell>
          <table:table-cell office:value-type="float" office:value="83.828" calcext:value-type="float">
            <text:p>83.828</text:p>
          </table:table-cell>
          <table:table-cell office:value-type="float" office:value="387" calcext:value-type="float">
            <text:p>387</text:p>
          </table:table-cell>
          <table:table-cell office:value-type="float" office:value="296.42" calcext:value-type="float">
            <text:p>296.42</text:p>
          </table:table-cell>
          <table:table-cell table:number-columns-repeated="2"/>
        </table:table-row>
        <table:table-row table:style-name="ro1">
          <table:table-cell office:value-type="float" office:value="131.828" calcext:value-type="float">
            <text:p>131.828</text:p>
          </table:table-cell>
          <table:table-cell office:value-type="float" office:value="291.786" calcext:value-type="float">
            <text:p>291.786</text:p>
          </table:table-cell>
          <table:table-cell office:value-type="float" office:value="249.964" calcext:value-type="float">
            <text:p>249.964</text:p>
          </table:table-cell>
          <table:table-cell office:value-type="float" office:value="83.96" calcext:value-type="float">
            <text:p>83.96</text:p>
          </table:table-cell>
          <table:table-cell office:value-type="float" office:value="387" calcext:value-type="float">
            <text:p>387</text:p>
          </table:table-cell>
          <table:table-cell office:value-type="float" office:value="296.096" calcext:value-type="float">
            <text:p>296.096</text:p>
          </table:table-cell>
          <table:table-cell table:number-columns-repeated="2"/>
        </table:table-row>
        <table:table-row table:style-name="ro1">
          <table:table-cell office:value-type="float" office:value="131.144" calcext:value-type="float">
            <text:p>131.144</text:p>
          </table:table-cell>
          <table:table-cell office:value-type="float" office:value="291.542" calcext:value-type="float">
            <text:p>291.542</text:p>
          </table:table-cell>
          <table:table-cell office:value-type="float" office:value="248.896" calcext:value-type="float">
            <text:p>248.896</text:p>
          </table:table-cell>
          <table:table-cell office:value-type="float" office:value="83.952" calcext:value-type="float">
            <text:p>83.952</text:p>
          </table:table-cell>
          <table:table-cell office:value-type="float" office:value="387" calcext:value-type="float">
            <text:p>387</text:p>
          </table:table-cell>
          <table:table-cell office:value-type="float" office:value="295.94" calcext:value-type="float">
            <text:p>295.94</text:p>
          </table:table-cell>
          <table:table-cell table:number-columns-repeated="2"/>
        </table:table-row>
        <table:table-row table:style-name="ro1">
          <table:table-cell office:value-type="float" office:value="131.596" calcext:value-type="float">
            <text:p>131.596</text:p>
          </table:table-cell>
          <table:table-cell office:value-type="float" office:value="291.37" calcext:value-type="float">
            <text:p>291.37</text:p>
          </table:table-cell>
          <table:table-cell office:value-type="float" office:value="245.708" calcext:value-type="float">
            <text:p>245.708</text:p>
          </table:table-cell>
          <table:table-cell office:value-type="float" office:value="84.022" calcext:value-type="float">
            <text:p>84.022</text:p>
          </table:table-cell>
          <table:table-cell office:value-type="float" office:value="387" calcext:value-type="float">
            <text:p>387</text:p>
          </table:table-cell>
          <table:table-cell office:value-type="float" office:value="295.964" calcext:value-type="float">
            <text:p>295.964</text:p>
          </table:table-cell>
          <table:table-cell table:number-columns-repeated="2"/>
        </table:table-row>
        <table:table-row table:style-name="ro1">
          <table:table-cell office:value-type="float" office:value="130.87" calcext:value-type="float">
            <text:p>130.87</text:p>
          </table:table-cell>
          <table:table-cell office:value-type="float" office:value="292.104" calcext:value-type="float">
            <text:p>292.104</text:p>
          </table:table-cell>
          <table:table-cell office:value-type="float" office:value="248.654" calcext:value-type="float">
            <text:p>248.654</text:p>
          </table:table-cell>
          <table:table-cell office:value-type="float" office:value="84.004" calcext:value-type="float">
            <text:p>84.004</text:p>
          </table:table-cell>
          <table:table-cell office:value-type="float" office:value="387" calcext:value-type="float">
            <text:p>387</text:p>
          </table:table-cell>
          <table:table-cell office:value-type="float" office:value="295.994" calcext:value-type="float">
            <text:p>295.994</text:p>
          </table:table-cell>
          <table:table-cell table:number-columns-repeated="2"/>
        </table:table-row>
        <table:table-row table:style-name="ro1">
          <table:table-cell office:value-type="float" office:value="131.15" calcext:value-type="float">
            <text:p>131.15</text:p>
          </table:table-cell>
          <table:table-cell office:value-type="float" office:value="291.82" calcext:value-type="float">
            <text:p>291.82</text:p>
          </table:table-cell>
          <table:table-cell office:value-type="float" office:value="253.536" calcext:value-type="float">
            <text:p>253.536</text:p>
          </table:table-cell>
          <table:table-cell office:value-type="float" office:value="83.996" calcext:value-type="float">
            <text:p>83.996</text:p>
          </table:table-cell>
          <table:table-cell office:value-type="float" office:value="387" calcext:value-type="float">
            <text:p>387</text:p>
          </table:table-cell>
          <table:table-cell office:value-type="float" office:value="295.958" calcext:value-type="float">
            <text:p>295.958</text:p>
          </table:table-cell>
          <table:table-cell table:number-columns-repeated="2"/>
        </table:table-row>
        <table:table-row table:style-name="ro1">
          <table:table-cell office:value-type="float" office:value="129.75" calcext:value-type="float">
            <text:p>129.75</text:p>
          </table:table-cell>
          <table:table-cell office:value-type="float" office:value="283.964" calcext:value-type="float">
            <text:p>283.964</text:p>
          </table:table-cell>
          <table:table-cell office:value-type="float" office:value="240.632" calcext:value-type="float">
            <text:p>240.632</text:p>
          </table:table-cell>
          <table:table-cell office:value-type="float" office:value="83.746" calcext:value-type="float">
            <text:p>83.746</text:p>
          </table:table-cell>
          <table:table-cell office:value-type="float" office:value="283.312" calcext:value-type="float">
            <text:p>283.312</text:p>
          </table:table-cell>
          <table:table-cell office:value-type="float" office:value="313.328" calcext:value-type="float">
            <text:p>313.328</text:p>
          </table:table-cell>
          <table:table-cell table:number-columns-repeated="2"/>
        </table:table-row>
        <table:table-row table:style-name="ro1">
          <table:table-cell office:value-type="float" office:value="130.64" calcext:value-type="float">
            <text:p>130.64</text:p>
          </table:table-cell>
          <table:table-cell office:value-type="float" office:value="283.786" calcext:value-type="float">
            <text:p>283.786</text:p>
          </table:table-cell>
          <table:table-cell office:value-type="float" office:value="238.018" calcext:value-type="float">
            <text:p>238.018</text:p>
          </table:table-cell>
          <table:table-cell office:value-type="float" office:value="83.698" calcext:value-type="float">
            <text:p>83.698</text:p>
          </table:table-cell>
          <table:table-cell office:value-type="float" office:value="283" calcext:value-type="float">
            <text:p>283</text:p>
          </table:table-cell>
          <table:table-cell office:value-type="float" office:value="313.694" calcext:value-type="float">
            <text:p>313.694</text:p>
          </table:table-cell>
          <table:table-cell table:number-columns-repeated="2"/>
        </table:table-row>
        <table:table-row table:style-name="ro1">
          <table:table-cell office:value-type="float" office:value="129.844" calcext:value-type="float">
            <text:p>129.844</text:p>
          </table:table-cell>
          <table:table-cell office:value-type="float" office:value="284.064" calcext:value-type="float">
            <text:p>284.064</text:p>
          </table:table-cell>
          <table:table-cell office:value-type="float" office:value="234.014" calcext:value-type="float">
            <text:p>234.014</text:p>
          </table:table-cell>
          <table:table-cell office:value-type="float" office:value="83.638" calcext:value-type="float">
            <text:p>83.638</text:p>
          </table:table-cell>
          <table:table-cell office:value-type="float" office:value="283" calcext:value-type="float">
            <text:p>283</text:p>
          </table:table-cell>
          <table:table-cell office:value-type="float" office:value="313.61" calcext:value-type="float">
            <text:p>313.61</text:p>
          </table:table-cell>
          <table:table-cell table:number-columns-repeated="2"/>
        </table:table-row>
        <table:table-row table:style-name="ro1">
          <table:table-cell office:value-type="float" office:value="130.05" calcext:value-type="float">
            <text:p>130.05</text:p>
          </table:table-cell>
          <table:table-cell office:value-type="float" office:value="284.702" calcext:value-type="float">
            <text:p>284.702</text:p>
          </table:table-cell>
          <table:table-cell office:value-type="float" office:value="240.192" calcext:value-type="float">
            <text:p>240.192</text:p>
          </table:table-cell>
          <table:table-cell office:value-type="float" office:value="83.754" calcext:value-type="float">
            <text:p>83.754</text:p>
          </table:table-cell>
          <table:table-cell office:value-type="float" office:value="283" calcext:value-type="float">
            <text:p>283</text:p>
          </table:table-cell>
          <table:table-cell office:value-type="float" office:value="313.72" calcext:value-type="float">
            <text:p>313.72</text:p>
          </table:table-cell>
          <table:table-cell table:number-columns-repeated="2"/>
        </table:table-row>
        <table:table-row table:style-name="ro1">
          <table:table-cell office:value-type="float" office:value="129.066" calcext:value-type="float">
            <text:p>129.066</text:p>
          </table:table-cell>
          <table:table-cell office:value-type="float" office:value="282.362" calcext:value-type="float">
            <text:p>282.362</text:p>
          </table:table-cell>
          <table:table-cell office:value-type="float" office:value="234.298" calcext:value-type="float">
            <text:p>234.298</text:p>
          </table:table-cell>
          <table:table-cell office:value-type="float" office:value="92.89" calcext:value-type="float">
            <text:p>92.89</text:p>
          </table:table-cell>
          <table:table-cell office:value-type="float" office:value="294.988" calcext:value-type="float">
            <text:p>294.988</text:p>
          </table:table-cell>
          <table:table-cell office:value-type="float" office:value="313.604" calcext:value-type="float">
            <text:p>313.604</text:p>
          </table:table-cell>
          <table:table-cell table:number-columns-repeated="2"/>
        </table:table-row>
        <table:table-row table:style-name="ro1">
          <table:table-cell office:value-type="float" office:value="129.326" calcext:value-type="float">
            <text:p>129.326</text:p>
          </table:table-cell>
          <table:table-cell office:value-type="float" office:value="283.67" calcext:value-type="float">
            <text:p>283.67</text:p>
          </table:table-cell>
          <table:table-cell office:value-type="float" office:value="235.98" calcext:value-type="float">
            <text:p>235.98</text:p>
          </table:table-cell>
          <table:table-cell office:value-type="float" office:value="91.77" calcext:value-type="float">
            <text:p>91.77</text:p>
          </table:table-cell>
          <table:table-cell office:value-type="float" office:value="295" calcext:value-type="float">
            <text:p>295</text:p>
          </table:table-cell>
          <table:table-cell office:value-type="float" office:value="313.544" calcext:value-type="float">
            <text:p>313.544</text:p>
          </table:table-cell>
          <table:table-cell table:number-columns-repeated="2"/>
        </table:table-row>
        <table:table-row table:style-name="ro1">
          <table:table-cell office:value-type="float" office:value="129.308" calcext:value-type="float">
            <text:p>129.308</text:p>
          </table:table-cell>
          <table:table-cell office:value-type="float" office:value="283.442" calcext:value-type="float">
            <text:p>283.442</text:p>
          </table:table-cell>
          <table:table-cell office:value-type="float" office:value="238" calcext:value-type="float">
            <text:p>238</text:p>
          </table:table-cell>
          <table:table-cell office:value-type="float" office:value="90.612" calcext:value-type="float">
            <text:p>90.612</text:p>
          </table:table-cell>
          <table:table-cell office:value-type="float" office:value="295" calcext:value-type="float">
            <text:p>295</text:p>
          </table:table-cell>
          <table:table-cell office:value-type="float" office:value="313.434" calcext:value-type="float">
            <text:p>313.434</text:p>
          </table:table-cell>
          <table:table-cell table:number-columns-repeated="2"/>
        </table:table-row>
        <table:table-row table:style-name="ro1">
          <table:table-cell office:value-type="float" office:value="129.17" calcext:value-type="float">
            <text:p>129.17</text:p>
          </table:table-cell>
          <table:table-cell office:value-type="float" office:value="283.862" calcext:value-type="float">
            <text:p>283.862</text:p>
          </table:table-cell>
          <table:table-cell office:value-type="float" office:value="232.192" calcext:value-type="float">
            <text:p>232.192</text:p>
          </table:table-cell>
          <table:table-cell office:value-type="float" office:value="91.402" calcext:value-type="float">
            <text:p>91.402</text:p>
          </table:table-cell>
          <table:table-cell office:value-type="float" office:value="295" calcext:value-type="float">
            <text:p>295</text:p>
          </table:table-cell>
          <table:table-cell office:value-type="float" office:value="313.372" calcext:value-type="float">
            <text:p>313.372</text:p>
          </table:table-cell>
          <table:table-cell table:number-columns-repeated="2"/>
        </table:table-row>
        <table:table-row table:style-name="ro1">
          <table:table-cell office:value-type="float" office:value="128.074" calcext:value-type="float">
            <text:p>128.074</text:p>
          </table:table-cell>
          <table:table-cell office:value-type="float" office:value="277.838" calcext:value-type="float">
            <text:p>277.838</text:p>
          </table:table-cell>
          <table:table-cell office:value-type="float" office:value="233.358" calcext:value-type="float">
            <text:p>233.358</text:p>
          </table:table-cell>
          <table:table-cell office:value-type="float" office:value="107.902" calcext:value-type="float">
            <text:p>107.902</text:p>
          </table:table-cell>
          <table:table-cell office:value-type="float" office:value="286.23" calcext:value-type="float">
            <text:p>286.23</text:p>
          </table:table-cell>
          <table:table-cell office:value-type="float" office:value="324.98" calcext:value-type="float">
            <text:p>324.98</text:p>
          </table:table-cell>
          <table:table-cell table:number-columns-repeated="2"/>
        </table:table-row>
        <table:table-row table:style-name="ro1">
          <table:table-cell office:value-type="float" office:value="128.234" calcext:value-type="float">
            <text:p>128.234</text:p>
          </table:table-cell>
          <table:table-cell office:value-type="float" office:value="277.924" calcext:value-type="float">
            <text:p>277.924</text:p>
          </table:table-cell>
          <table:table-cell office:value-type="float" office:value="232.79" calcext:value-type="float">
            <text:p>232.79</text:p>
          </table:table-cell>
          <table:table-cell office:value-type="float" office:value="106.494" calcext:value-type="float">
            <text:p>106.494</text:p>
          </table:table-cell>
          <table:table-cell office:value-type="float" office:value="286.646" calcext:value-type="float">
            <text:p>286.646</text:p>
          </table:table-cell>
          <table:table-cell office:value-type="float" office:value="324.962" calcext:value-type="float">
            <text:p>324.962</text:p>
          </table:table-cell>
          <table:table-cell table:number-columns-repeated="2"/>
        </table:table-row>
        <table:table-row table:style-name="ro1">
          <table:table-cell office:value-type="float" office:value="128.016" calcext:value-type="float">
            <text:p>128.016</text:p>
          </table:table-cell>
          <table:table-cell office:value-type="float" office:value="276.224" calcext:value-type="float">
            <text:p>276.224</text:p>
          </table:table-cell>
          <table:table-cell office:value-type="float" office:value="236.608" calcext:value-type="float">
            <text:p>236.608</text:p>
          </table:table-cell>
          <table:table-cell office:value-type="float" office:value="106.7" calcext:value-type="float">
            <text:p>106.7</text:p>
          </table:table-cell>
          <table:table-cell office:value-type="float" office:value="286.128" calcext:value-type="float">
            <text:p>286.128</text:p>
          </table:table-cell>
          <table:table-cell office:value-type="float" office:value="325.168" calcext:value-type="float">
            <text:p>325.168</text:p>
          </table:table-cell>
          <table:table-cell table:number-columns-repeated="2"/>
        </table:table-row>
        <table:table-row table:style-name="ro1">
          <table:table-cell office:value-type="float" office:value="128.588" calcext:value-type="float">
            <text:p>128.588</text:p>
          </table:table-cell>
          <table:table-cell office:value-type="float" office:value="277.706" calcext:value-type="float">
            <text:p>277.706</text:p>
          </table:table-cell>
          <table:table-cell office:value-type="float" office:value="230.72" calcext:value-type="float">
            <text:p>230.72</text:p>
          </table:table-cell>
          <table:table-cell office:value-type="float" office:value="108.404" calcext:value-type="float">
            <text:p>108.404</text:p>
          </table:table-cell>
          <table:table-cell office:value-type="float" office:value="284.8" calcext:value-type="float">
            <text:p>284.8</text:p>
          </table:table-cell>
          <table:table-cell office:value-type="float" office:value="325.776" calcext:value-type="float">
            <text:p>325.776</text:p>
          </table:table-cell>
          <table:table-cell table:number-columns-repeated="2"/>
        </table:table-row>
        <table:table-row table:style-name="ro1">
          <table:table-cell office:value-type="float" office:value="128.732" calcext:value-type="float">
            <text:p>128.732</text:p>
          </table:table-cell>
          <table:table-cell office:value-type="float" office:value="277.192" calcext:value-type="float">
            <text:p>277.192</text:p>
          </table:table-cell>
          <table:table-cell office:value-type="float" office:value="231.616" calcext:value-type="float">
            <text:p>231.616</text:p>
          </table:table-cell>
          <table:table-cell office:value-type="float" office:value="108.644" calcext:value-type="float">
            <text:p>108.644</text:p>
          </table:table-cell>
          <table:table-cell office:value-type="float" office:value="275.936" calcext:value-type="float">
            <text:p>275.936</text:p>
          </table:table-cell>
          <table:table-cell office:value-type="float" office:value="323.632" calcext:value-type="float">
            <text:p>323.632</text:p>
          </table:table-cell>
          <table:table-cell table:number-columns-repeated="2"/>
        </table:table-row>
        <table:table-row table:style-name="ro1">
          <table:table-cell office:value-type="float" office:value="128.238" calcext:value-type="float">
            <text:p>128.238</text:p>
          </table:table-cell>
          <table:table-cell office:value-type="float" office:value="277.594" calcext:value-type="float">
            <text:p>277.594</text:p>
          </table:table-cell>
          <table:table-cell office:value-type="float" office:value="234.168" calcext:value-type="float">
            <text:p>234.168</text:p>
          </table:table-cell>
          <table:table-cell office:value-type="float" office:value="107.7" calcext:value-type="float">
            <text:p>107.7</text:p>
          </table:table-cell>
          <table:table-cell office:value-type="float" office:value="279.268" calcext:value-type="float">
            <text:p>279.268</text:p>
          </table:table-cell>
          <table:table-cell office:value-type="float" office:value="323.284" calcext:value-type="float">
            <text:p>323.284</text:p>
          </table:table-cell>
          <table:table-cell table:number-columns-repeated="2"/>
        </table:table-row>
        <table:table-row table:style-name="ro1">
          <table:table-cell office:value-type="float" office:value="128.238" calcext:value-type="float">
            <text:p>128.238</text:p>
          </table:table-cell>
          <table:table-cell office:value-type="float" office:value="278.528" calcext:value-type="float">
            <text:p>278.528</text:p>
          </table:table-cell>
          <table:table-cell office:value-type="float" office:value="227.464" calcext:value-type="float">
            <text:p>227.464</text:p>
          </table:table-cell>
          <table:table-cell office:value-type="float" office:value="106.06" calcext:value-type="float">
            <text:p>106.06</text:p>
          </table:table-cell>
          <table:table-cell office:value-type="float" office:value="276.192" calcext:value-type="float">
            <text:p>276.192</text:p>
          </table:table-cell>
          <table:table-cell office:value-type="float" office:value="322.634" calcext:value-type="float">
            <text:p>322.634</text:p>
          </table:table-cell>
          <table:table-cell table:number-columns-repeated="2"/>
        </table:table-row>
        <table:table-row table:style-name="ro1">
          <table:table-cell office:value-type="float" office:value="128.434" calcext:value-type="float">
            <text:p>128.434</text:p>
          </table:table-cell>
          <table:table-cell office:value-type="float" office:value="278.678" calcext:value-type="float">
            <text:p>278.678</text:p>
          </table:table-cell>
          <table:table-cell office:value-type="float" office:value="229.04" calcext:value-type="float">
            <text:p>229.04</text:p>
          </table:table-cell>
          <table:table-cell office:value-type="float" office:value="109.066" calcext:value-type="float">
            <text:p>109.066</text:p>
          </table:table-cell>
          <table:table-cell office:value-type="float" office:value="276.27" calcext:value-type="float">
            <text:p>276.27</text:p>
          </table:table-cell>
          <table:table-cell office:value-type="float" office:value="323.506" calcext:value-type="float">
            <text:p>323.506</text:p>
          </table:table-cell>
          <table:table-cell table:number-columns-repeated="2"/>
        </table:table-row>
        <table:table-row table:style-name="ro1">
          <table:table-cell office:value-type="float" office:value="128.446" calcext:value-type="float">
            <text:p>128.446</text:p>
          </table:table-cell>
          <table:table-cell office:value-type="float" office:value="276.8" calcext:value-type="float">
            <text:p>276.8</text:p>
          </table:table-cell>
          <table:table-cell office:value-type="float" office:value="231.84" calcext:value-type="float">
            <text:p>231.84</text:p>
          </table:table-cell>
          <table:table-cell office:value-type="float" office:value="106.56" calcext:value-type="float">
            <text:p>106.56</text:p>
          </table:table-cell>
          <table:table-cell office:value-type="float" office:value="267.568" calcext:value-type="float">
            <text:p>267.568</text:p>
          </table:table-cell>
          <table:table-cell office:value-type="float" office:value="320.726" calcext:value-type="float">
            <text:p>320.726</text:p>
          </table:table-cell>
          <table:table-cell table:number-columns-repeated="2"/>
        </table:table-row>
        <table:table-row table:style-name="ro1">
          <table:table-cell office:value-type="float" office:value="128.518" calcext:value-type="float">
            <text:p>128.518</text:p>
          </table:table-cell>
          <table:table-cell office:value-type="float" office:value="278.096" calcext:value-type="float">
            <text:p>278.096</text:p>
          </table:table-cell>
          <table:table-cell office:value-type="float" office:value="230.918" calcext:value-type="float">
            <text:p>230.918</text:p>
          </table:table-cell>
          <table:table-cell office:value-type="float" office:value="107.28" calcext:value-type="float">
            <text:p>107.28</text:p>
          </table:table-cell>
          <table:table-cell office:value-type="float" office:value="268.776" calcext:value-type="float">
            <text:p>268.776</text:p>
          </table:table-cell>
          <table:table-cell office:value-type="float" office:value="320.78" calcext:value-type="float">
            <text:p>320.78</text:p>
          </table:table-cell>
          <table:table-cell table:number-columns-repeated="2"/>
        </table:table-row>
        <table:table-row table:style-name="ro1">
          <table:table-cell office:value-type="float" office:value="128.69" calcext:value-type="float">
            <text:p>128.69</text:p>
          </table:table-cell>
          <table:table-cell office:value-type="float" office:value="277.3" calcext:value-type="float">
            <text:p>277.3</text:p>
          </table:table-cell>
          <table:table-cell office:value-type="float" office:value="234.224" calcext:value-type="float">
            <text:p>234.224</text:p>
          </table:table-cell>
          <table:table-cell office:value-type="float" office:value="110.278" calcext:value-type="float">
            <text:p>110.278</text:p>
          </table:table-cell>
          <table:table-cell office:value-type="float" office:value="268.058" calcext:value-type="float">
            <text:p>268.058</text:p>
          </table:table-cell>
          <table:table-cell office:value-type="float" office:value="320.858" calcext:value-type="float">
            <text:p>320.858</text:p>
          </table:table-cell>
          <table:table-cell table:number-columns-repeated="2"/>
        </table:table-row>
        <table:table-row table:style-name="ro1">
          <table:table-cell office:value-type="float" office:value="127.59" calcext:value-type="float">
            <text:p>127.59</text:p>
          </table:table-cell>
          <table:table-cell office:value-type="float" office:value="277.884" calcext:value-type="float">
            <text:p>277.884</text:p>
          </table:table-cell>
          <table:table-cell office:value-type="float" office:value="235.966" calcext:value-type="float">
            <text:p>235.966</text:p>
          </table:table-cell>
          <table:table-cell office:value-type="float" office:value="107.458" calcext:value-type="float">
            <text:p>107.458</text:p>
          </table:table-cell>
          <table:table-cell office:value-type="float" office:value="270.15" calcext:value-type="float">
            <text:p>270.15</text:p>
          </table:table-cell>
          <table:table-cell office:value-type="float" office:value="320.552" calcext:value-type="float">
            <text:p>320.552</text:p>
          </table:table-cell>
          <table:table-cell table:number-columns-repeated="2"/>
        </table:table-row>
        <table:table-row table:style-name="ro1">
          <table:table-cell office:value-type="float" office:value="126.834" calcext:value-type="float">
            <text:p>126.834</text:p>
          </table:table-cell>
          <table:table-cell office:value-type="float" office:value="279.618" calcext:value-type="float">
            <text:p>279.618</text:p>
          </table:table-cell>
          <table:table-cell office:value-type="float" office:value="236.06" calcext:value-type="float">
            <text:p>236.06</text:p>
          </table:table-cell>
          <table:table-cell office:value-type="float" office:value="100.014" calcext:value-type="float">
            <text:p>100.014</text:p>
          </table:table-cell>
          <table:table-cell office:value-type="float" office:value="263.128" calcext:value-type="float">
            <text:p>263.128</text:p>
          </table:table-cell>
          <table:table-cell office:value-type="float" office:value="319.342" calcext:value-type="float">
            <text:p>319.342</text:p>
          </table:table-cell>
          <table:table-cell table:number-columns-repeated="2"/>
        </table:table-row>
        <table:table-row table:style-name="ro1">
          <table:table-cell office:value-type="float" office:value="126.424" calcext:value-type="float">
            <text:p>126.424</text:p>
          </table:table-cell>
          <table:table-cell office:value-type="float" office:value="279.83" calcext:value-type="float">
            <text:p>279.83</text:p>
          </table:table-cell>
          <table:table-cell office:value-type="float" office:value="235.952" calcext:value-type="float">
            <text:p>235.952</text:p>
          </table:table-cell>
          <table:table-cell office:value-type="float" office:value="101.492" calcext:value-type="float">
            <text:p>101.492</text:p>
          </table:table-cell>
          <table:table-cell office:value-type="float" office:value="265.144" calcext:value-type="float">
            <text:p>265.144</text:p>
          </table:table-cell>
          <table:table-cell office:value-type="float" office:value="319.518" calcext:value-type="float">
            <text:p>319.518</text:p>
          </table:table-cell>
          <table:table-cell table:number-columns-repeated="2"/>
        </table:table-row>
        <table:table-row table:style-name="ro1">
          <table:table-cell office:value-type="float" office:value="126.782" calcext:value-type="float">
            <text:p>126.782</text:p>
          </table:table-cell>
          <table:table-cell office:value-type="float" office:value="280.054" calcext:value-type="float">
            <text:p>280.054</text:p>
          </table:table-cell>
          <table:table-cell office:value-type="float" office:value="235.272" calcext:value-type="float">
            <text:p>235.272</text:p>
          </table:table-cell>
          <table:table-cell office:value-type="float" office:value="100.752" calcext:value-type="float">
            <text:p>100.752</text:p>
          </table:table-cell>
          <table:table-cell office:value-type="float" office:value="265.756" calcext:value-type="float">
            <text:p>265.756</text:p>
          </table:table-cell>
          <table:table-cell office:value-type="float" office:value="318.916" calcext:value-type="float">
            <text:p>318.916</text:p>
          </table:table-cell>
          <table:table-cell table:number-columns-repeated="2"/>
        </table:table-row>
        <table:table-row table:style-name="ro1">
          <table:table-cell office:value-type="float" office:value="126.402" calcext:value-type="float">
            <text:p>126.402</text:p>
          </table:table-cell>
          <table:table-cell office:value-type="float" office:value="281.142" calcext:value-type="float">
            <text:p>281.142</text:p>
          </table:table-cell>
          <table:table-cell office:value-type="float" office:value="233.332" calcext:value-type="float">
            <text:p>233.332</text:p>
          </table:table-cell>
          <table:table-cell office:value-type="float" office:value="98.718" calcext:value-type="float">
            <text:p>98.718</text:p>
          </table:table-cell>
          <table:table-cell office:value-type="float" office:value="263.658" calcext:value-type="float">
            <text:p>263.658</text:p>
          </table:table-cell>
          <table:table-cell office:value-type="float" office:value="319.782" calcext:value-type="float">
            <text:p>319.782</text:p>
          </table:table-cell>
          <table:table-cell table:number-columns-repeated="2"/>
        </table:table-row>
        <table:table-row table:style-name="ro1">
          <table:table-cell office:value-type="float" office:value="126.222" calcext:value-type="float">
            <text:p>126.222</text:p>
          </table:table-cell>
          <table:table-cell office:value-type="float" office:value="280.63" calcext:value-type="float">
            <text:p>280.63</text:p>
          </table:table-cell>
          <table:table-cell office:value-type="float" office:value="239.744" calcext:value-type="float">
            <text:p>239.744</text:p>
          </table:table-cell>
          <table:table-cell office:value-type="float" office:value="100.212" calcext:value-type="float">
            <text:p>100.212</text:p>
          </table:table-cell>
          <table:table-cell office:value-type="float" office:value="265.5" calcext:value-type="float">
            <text:p>265.5</text:p>
          </table:table-cell>
          <table:table-cell office:value-type="float" office:value="319.772" calcext:value-type="float">
            <text:p>319.772</text:p>
          </table:table-cell>
          <table:table-cell table:number-columns-repeated="2"/>
        </table:table-row>
        <table:table-row table:style-name="ro1">
          <table:table-cell office:value-type="float" office:value="124.324" calcext:value-type="float">
            <text:p>124.324</text:p>
          </table:table-cell>
          <table:table-cell office:value-type="float" office:value="280.668" calcext:value-type="float">
            <text:p>280.668</text:p>
          </table:table-cell>
          <table:table-cell office:value-type="float" office:value="240.26" calcext:value-type="float">
            <text:p>240.26</text:p>
          </table:table-cell>
          <table:table-cell office:value-type="float" office:value="102.186" calcext:value-type="float">
            <text:p>102.186</text:p>
          </table:table-cell>
          <table:table-cell office:value-type="float" office:value="262.228" calcext:value-type="float">
            <text:p>262.228</text:p>
          </table:table-cell>
          <table:table-cell office:value-type="float" office:value="318.584" calcext:value-type="float">
            <text:p>318.584</text:p>
          </table:table-cell>
          <table:table-cell table:number-columns-repeated="2"/>
        </table:table-row>
        <table:table-row table:style-name="ro1">
          <table:table-cell office:value-type="float" office:value="124.856" calcext:value-type="float">
            <text:p>124.856</text:p>
          </table:table-cell>
          <table:table-cell office:value-type="float" office:value="279.858" calcext:value-type="float">
            <text:p>279.858</text:p>
          </table:table-cell>
          <table:table-cell office:value-type="float" office:value="242.418" calcext:value-type="float">
            <text:p>242.418</text:p>
          </table:table-cell>
          <table:table-cell office:value-type="float" office:value="102.686" calcext:value-type="float">
            <text:p>102.686</text:p>
          </table:table-cell>
          <table:table-cell office:value-type="float" office:value="264.044" calcext:value-type="float">
            <text:p>264.044</text:p>
          </table:table-cell>
          <table:table-cell office:value-type="float" office:value="317.654" calcext:value-type="float">
            <text:p>317.654</text:p>
          </table:table-cell>
          <table:table-cell table:number-columns-repeated="2"/>
        </table:table-row>
        <table:table-row table:style-name="ro1">
          <table:table-cell office:value-type="float" office:value="124.234" calcext:value-type="float">
            <text:p>124.234</text:p>
          </table:table-cell>
          <table:table-cell office:value-type="float" office:value="279.226" calcext:value-type="float">
            <text:p>279.226</text:p>
          </table:table-cell>
          <table:table-cell office:value-type="float" office:value="241.776" calcext:value-type="float">
            <text:p>241.776</text:p>
          </table:table-cell>
          <table:table-cell office:value-type="float" office:value="102.194" calcext:value-type="float">
            <text:p>102.194</text:p>
          </table:table-cell>
          <table:table-cell office:value-type="float" office:value="263.496" calcext:value-type="float">
            <text:p>263.496</text:p>
          </table:table-cell>
          <table:table-cell office:value-type="float" office:value="318.364" calcext:value-type="float">
            <text:p>318.364</text:p>
          </table:table-cell>
          <table:table-cell table:number-columns-repeated="2"/>
        </table:table-row>
        <table:table-row table:style-name="ro1">
          <table:table-cell office:value-type="float" office:value="124.856" calcext:value-type="float">
            <text:p>124.856</text:p>
          </table:table-cell>
          <table:table-cell office:value-type="float" office:value="279.542" calcext:value-type="float">
            <text:p>279.542</text:p>
          </table:table-cell>
          <table:table-cell office:value-type="float" office:value="241.484" calcext:value-type="float">
            <text:p>241.484</text:p>
          </table:table-cell>
          <table:table-cell office:value-type="float" office:value="102.228" calcext:value-type="float">
            <text:p>102.228</text:p>
          </table:table-cell>
          <table:table-cell office:value-type="float" office:value="264.128" calcext:value-type="float">
            <text:p>264.128</text:p>
          </table:table-cell>
          <table:table-cell office:value-type="float" office:value="318.686" calcext:value-type="float">
            <text:p>318.686</text:p>
          </table:table-cell>
          <table:table-cell table:number-columns-repeated="2"/>
        </table:table-row>
        <table:table-row table:style-name="ro1">
          <table:table-cell office:value-type="float" office:value="119.896" calcext:value-type="float">
            <text:p>119.896</text:p>
          </table:table-cell>
          <table:table-cell office:value-type="float" office:value="279.77" calcext:value-type="float">
            <text:p>279.77</text:p>
          </table:table-cell>
          <table:table-cell office:value-type="float" office:value="244.032" calcext:value-type="float">
            <text:p>244.032</text:p>
          </table:table-cell>
          <table:table-cell office:value-type="float" office:value="98.326" calcext:value-type="float">
            <text:p>98.326</text:p>
          </table:table-cell>
          <table:table-cell office:value-type="float" office:value="262.498" calcext:value-type="float">
            <text:p>262.498</text:p>
          </table:table-cell>
          <table:table-cell office:value-type="float" office:value="317.936" calcext:value-type="float">
            <text:p>317.936</text:p>
          </table:table-cell>
          <table:table-cell table:number-columns-repeated="2"/>
        </table:table-row>
        <table:table-row table:style-name="ro1">
          <table:table-cell office:value-type="float" office:value="120.674" calcext:value-type="float">
            <text:p>120.674</text:p>
          </table:table-cell>
          <table:table-cell office:value-type="float" office:value="278.638" calcext:value-type="float">
            <text:p>278.638</text:p>
          </table:table-cell>
          <table:table-cell office:value-type="float" office:value="242.346" calcext:value-type="float">
            <text:p>242.346</text:p>
          </table:table-cell>
          <table:table-cell office:value-type="float" office:value="98.412" calcext:value-type="float">
            <text:p>98.412</text:p>
          </table:table-cell>
          <table:table-cell office:value-type="float" office:value="264.284" calcext:value-type="float">
            <text:p>264.284</text:p>
          </table:table-cell>
          <table:table-cell office:value-type="float" office:value="317.696" calcext:value-type="float">
            <text:p>317.696</text:p>
          </table:table-cell>
          <table:table-cell table:number-columns-repeated="2"/>
        </table:table-row>
        <table:table-row table:style-name="ro1">
          <table:table-cell office:value-type="float" office:value="120.162" calcext:value-type="float">
            <text:p>120.162</text:p>
          </table:table-cell>
          <table:table-cell office:value-type="float" office:value="278.848" calcext:value-type="float">
            <text:p>278.848</text:p>
          </table:table-cell>
          <table:table-cell office:value-type="float" office:value="245.052" calcext:value-type="float">
            <text:p>245.052</text:p>
          </table:table-cell>
          <table:table-cell office:value-type="float" office:value="98.438" calcext:value-type="float">
            <text:p>98.438</text:p>
          </table:table-cell>
          <table:table-cell office:value-type="float" office:value="263.032" calcext:value-type="float">
            <text:p>263.032</text:p>
          </table:table-cell>
          <table:table-cell office:value-type="float" office:value="317.772" calcext:value-type="float">
            <text:p>317.772</text:p>
          </table:table-cell>
          <table:table-cell table:number-columns-repeated="2"/>
        </table:table-row>
        <table:table-row table:style-name="ro1">
          <table:table-cell office:value-type="float" office:value="120.548" calcext:value-type="float">
            <text:p>120.548</text:p>
          </table:table-cell>
          <table:table-cell office:value-type="float" office:value="279.048" calcext:value-type="float">
            <text:p>279.048</text:p>
          </table:table-cell>
          <table:table-cell office:value-type="float" office:value="242.744" calcext:value-type="float">
            <text:p>242.744</text:p>
          </table:table-cell>
          <table:table-cell office:value-type="float" office:value="98.412" calcext:value-type="float">
            <text:p>98.412</text:p>
          </table:table-cell>
          <table:table-cell office:value-type="float" office:value="260.384" calcext:value-type="float">
            <text:p>260.384</text:p>
          </table:table-cell>
          <table:table-cell office:value-type="float" office:value="317.604" calcext:value-type="float">
            <text:p>317.604</text:p>
          </table:table-cell>
          <table:table-cell table:number-columns-repeated="2"/>
        </table:table-row>
        <table:table-row table:style-name="ro1">
          <table:table-cell office:value-type="float" office:value="111.212" calcext:value-type="float">
            <text:p>111.212</text:p>
          </table:table-cell>
          <table:table-cell office:value-type="float" office:value="276.368" calcext:value-type="float">
            <text:p>276.368</text:p>
          </table:table-cell>
          <table:table-cell office:value-type="float" office:value="229.662" calcext:value-type="float">
            <text:p>229.662</text:p>
          </table:table-cell>
          <table:table-cell office:value-type="float" office:value="98.304" calcext:value-type="float">
            <text:p>98.304</text:p>
          </table:table-cell>
          <table:table-cell office:value-type="float" office:value="257.764" calcext:value-type="float">
            <text:p>257.764</text:p>
          </table:table-cell>
          <table:table-cell office:value-type="float" office:value="317.786" calcext:value-type="float">
            <text:p>317.786</text:p>
          </table:table-cell>
          <table:table-cell table:number-columns-repeated="2"/>
        </table:table-row>
        <table:table-row table:style-name="ro1">
          <table:table-cell office:value-type="float" office:value="110.984" calcext:value-type="float">
            <text:p>110.984</text:p>
          </table:table-cell>
          <table:table-cell office:value-type="float" office:value="278.378" calcext:value-type="float">
            <text:p>278.378</text:p>
          </table:table-cell>
          <table:table-cell office:value-type="float" office:value="228.034" calcext:value-type="float">
            <text:p>228.034</text:p>
          </table:table-cell>
          <table:table-cell office:value-type="float" office:value="98.286" calcext:value-type="float">
            <text:p>98.286</text:p>
          </table:table-cell>
          <table:table-cell office:value-type="float" office:value="260.546" calcext:value-type="float">
            <text:p>260.546</text:p>
          </table:table-cell>
          <table:table-cell office:value-type="float" office:value="317.2" calcext:value-type="float">
            <text:p>317.2</text:p>
          </table:table-cell>
          <table:table-cell table:number-columns-repeated="2"/>
        </table:table-row>
        <table:table-row table:style-name="ro1">
          <table:table-cell office:value-type="float" office:value="111.186" calcext:value-type="float">
            <text:p>111.186</text:p>
          </table:table-cell>
          <table:table-cell office:value-type="float" office:value="277.408" calcext:value-type="float">
            <text:p>277.408</text:p>
          </table:table-cell>
          <table:table-cell office:value-type="float" office:value="228.558" calcext:value-type="float">
            <text:p>228.558</text:p>
          </table:table-cell>
          <table:table-cell office:value-type="float" office:value="97.622" calcext:value-type="float">
            <text:p>97.622</text:p>
          </table:table-cell>
          <table:table-cell office:value-type="float" office:value="261.336" calcext:value-type="float">
            <text:p>261.336</text:p>
          </table:table-cell>
          <table:table-cell office:value-type="float" office:value="317.634" calcext:value-type="float">
            <text:p>317.634</text:p>
          </table:table-cell>
          <table:table-cell table:number-columns-repeated="2"/>
        </table:table-row>
        <table:table-row table:style-name="ro1">
          <table:table-cell office:value-type="float" office:value="111.182" calcext:value-type="float">
            <text:p>111.182</text:p>
          </table:table-cell>
          <table:table-cell office:value-type="float" office:value="278.864" calcext:value-type="float">
            <text:p>278.864</text:p>
          </table:table-cell>
          <table:table-cell office:value-type="float" office:value="233.948" calcext:value-type="float">
            <text:p>233.948</text:p>
          </table:table-cell>
          <table:table-cell office:value-type="float" office:value="98.002" calcext:value-type="float">
            <text:p>98.002</text:p>
          </table:table-cell>
          <table:table-cell office:value-type="float" office:value="260.992" calcext:value-type="float">
            <text:p>260.992</text:p>
          </table:table-cell>
          <table:table-cell office:value-type="float" office:value="317.012" calcext:value-type="float">
            <text:p>317.012</text:p>
          </table:table-cell>
          <table:table-cell table:number-columns-repeated="2"/>
        </table:table-row>
        <table:table-row table:style-name="ro1">
          <table:table-cell office:value-type="float" office:value="110.008" calcext:value-type="float">
            <text:p>110.008</text:p>
          </table:table-cell>
          <table:table-cell office:value-type="float" office:value="286.372" calcext:value-type="float">
            <text:p>286.372</text:p>
          </table:table-cell>
          <table:table-cell office:value-type="float" office:value="216.164" calcext:value-type="float">
            <text:p>216.164</text:p>
          </table:table-cell>
          <table:table-cell office:value-type="float" office:value="101.422" calcext:value-type="float">
            <text:p>101.422</text:p>
          </table:table-cell>
          <table:table-cell office:value-type="float" office:value="246" calcext:value-type="float">
            <text:p>246</text:p>
          </table:table-cell>
          <table:table-cell office:value-type="float" office:value="319.058" calcext:value-type="float">
            <text:p>319.058</text:p>
          </table:table-cell>
          <table:table-cell table:number-columns-repeated="2"/>
        </table:table-row>
        <table:table-row table:style-name="ro1">
          <table:table-cell office:value-type="float" office:value="109.836" calcext:value-type="float">
            <text:p>109.836</text:p>
          </table:table-cell>
          <table:table-cell office:value-type="float" office:value="286.946" calcext:value-type="float">
            <text:p>286.946</text:p>
          </table:table-cell>
          <table:table-cell office:value-type="float" office:value="216.636" calcext:value-type="float">
            <text:p>216.636</text:p>
          </table:table-cell>
          <table:table-cell office:value-type="float" office:value="101.382" calcext:value-type="float">
            <text:p>101.382</text:p>
          </table:table-cell>
          <table:table-cell office:value-type="float" office:value="241.896" calcext:value-type="float">
            <text:p>241.896</text:p>
          </table:table-cell>
          <table:table-cell office:value-type="float" office:value="319.32" calcext:value-type="float">
            <text:p>319.32</text:p>
          </table:table-cell>
          <table:table-cell table:number-columns-repeated="2"/>
        </table:table-row>
        <table:table-row table:style-name="ro1">
          <table:table-cell office:value-type="float" office:value="109.918" calcext:value-type="float">
            <text:p>109.918</text:p>
          </table:table-cell>
          <table:table-cell office:value-type="float" office:value="286.382" calcext:value-type="float">
            <text:p>286.382</text:p>
          </table:table-cell>
          <table:table-cell office:value-type="float" office:value="217.814" calcext:value-type="float">
            <text:p>217.814</text:p>
          </table:table-cell>
          <table:table-cell office:value-type="float" office:value="101.932" calcext:value-type="float">
            <text:p>101.932</text:p>
          </table:table-cell>
          <table:table-cell office:value-type="float" office:value="238.954" calcext:value-type="float">
            <text:p>238.954</text:p>
          </table:table-cell>
          <table:table-cell office:value-type="float" office:value="319.31" calcext:value-type="float">
            <text:p>319.31</text:p>
          </table:table-cell>
          <table:table-cell table:number-columns-repeated="2"/>
        </table:table-row>
        <table:table-row table:style-name="ro1">
          <table:table-cell office:value-type="float" office:value="109.84" calcext:value-type="float">
            <text:p>109.84</text:p>
          </table:table-cell>
          <table:table-cell office:value-type="float" office:value="286.468" calcext:value-type="float">
            <text:p>286.468</text:p>
          </table:table-cell>
          <table:table-cell office:value-type="float" office:value="218.224" calcext:value-type="float">
            <text:p>218.224</text:p>
          </table:table-cell>
          <table:table-cell office:value-type="float" office:value="101.462" calcext:value-type="float">
            <text:p>101.462</text:p>
          </table:table-cell>
          <table:table-cell office:value-type="float" office:value="241.738" calcext:value-type="float">
            <text:p>241.738</text:p>
          </table:table-cell>
          <table:table-cell office:value-type="float" office:value="319.246" calcext:value-type="float">
            <text:p>319.246</text:p>
          </table:table-cell>
          <table:table-cell table:number-columns-repeated="2"/>
        </table:table-row>
        <table:table-row table:style-name="ro1">
          <table:table-cell office:value-type="float" office:value="109.64" calcext:value-type="float">
            <text:p>109.64</text:p>
          </table:table-cell>
          <table:table-cell office:value-type="float" office:value="282.042" calcext:value-type="float">
            <text:p>282.042</text:p>
          </table:table-cell>
          <table:table-cell office:value-type="float" office:value="208.78" calcext:value-type="float">
            <text:p>208.78</text:p>
          </table:table-cell>
          <table:table-cell office:value-type="float" office:value="100.52" calcext:value-type="float">
            <text:p>100.52</text:p>
          </table:table-cell>
          <table:table-cell office:value-type="float" office:value="231.56" calcext:value-type="float">
            <text:p>231.56</text:p>
          </table:table-cell>
          <table:table-cell office:value-type="float" office:value="320.146" calcext:value-type="float">
            <text:p>320.146</text:p>
          </table:table-cell>
          <table:table-cell table:number-columns-repeated="2"/>
        </table:table-row>
        <table:table-row table:style-name="ro1">
          <table:table-cell office:value-type="float" office:value="109.536" calcext:value-type="float">
            <text:p>109.536</text:p>
          </table:table-cell>
          <table:table-cell office:value-type="float" office:value="281.904" calcext:value-type="float">
            <text:p>281.904</text:p>
          </table:table-cell>
          <table:table-cell office:value-type="float" office:value="210.316" calcext:value-type="float">
            <text:p>210.316</text:p>
          </table:table-cell>
          <table:table-cell office:value-type="float" office:value="99.89" calcext:value-type="float">
            <text:p>99.89</text:p>
          </table:table-cell>
          <table:table-cell office:value-type="float" office:value="236.646" calcext:value-type="float">
            <text:p>236.646</text:p>
          </table:table-cell>
          <table:table-cell office:value-type="float" office:value="320.712" calcext:value-type="float">
            <text:p>320.712</text:p>
          </table:table-cell>
          <table:table-cell table:number-columns-repeated="2"/>
        </table:table-row>
        <table:table-row table:style-name="ro1">
          <table:table-cell office:value-type="float" office:value="109.594" calcext:value-type="float">
            <text:p>109.594</text:p>
          </table:table-cell>
          <table:table-cell office:value-type="float" office:value="282.468" calcext:value-type="float">
            <text:p>282.468</text:p>
          </table:table-cell>
          <table:table-cell office:value-type="float" office:value="208.502" calcext:value-type="float">
            <text:p>208.502</text:p>
          </table:table-cell>
          <table:table-cell office:value-type="float" office:value="99.834" calcext:value-type="float">
            <text:p>99.834</text:p>
          </table:table-cell>
          <table:table-cell office:value-type="float" office:value="231.8" calcext:value-type="float">
            <text:p>231.8</text:p>
          </table:table-cell>
          <table:table-cell office:value-type="float" office:value="320.656" calcext:value-type="float">
            <text:p>320.656</text:p>
          </table:table-cell>
          <table:table-cell table:number-columns-repeated="2"/>
        </table:table-row>
        <table:table-row table:style-name="ro1">
          <table:table-cell office:value-type="float" office:value="109.598" calcext:value-type="float">
            <text:p>109.598</text:p>
          </table:table-cell>
          <table:table-cell office:value-type="float" office:value="282.156" calcext:value-type="float">
            <text:p>282.156</text:p>
          </table:table-cell>
          <table:table-cell office:value-type="float" office:value="206.5" calcext:value-type="float">
            <text:p>206.5</text:p>
          </table:table-cell>
          <table:table-cell office:value-type="float" office:value="100.03" calcext:value-type="float">
            <text:p>100.03</text:p>
          </table:table-cell>
          <table:table-cell office:value-type="float" office:value="230.312" calcext:value-type="float">
            <text:p>230.312</text:p>
          </table:table-cell>
          <table:table-cell office:value-type="float" office:value="320.692" calcext:value-type="float">
            <text:p>320.692</text:p>
          </table:table-cell>
          <table:table-cell table:number-columns-repeated="2"/>
        </table:table-row>
        <table:table-row table:style-name="ro1">
          <table:table-cell office:value-type="float" office:value="109.442" calcext:value-type="float">
            <text:p>109.442</text:p>
          </table:table-cell>
          <table:table-cell office:value-type="float" office:value="277.136" calcext:value-type="float">
            <text:p>277.136</text:p>
          </table:table-cell>
          <table:table-cell office:value-type="float" office:value="216.676" calcext:value-type="float">
            <text:p>216.676</text:p>
          </table:table-cell>
          <table:table-cell office:value-type="float" office:value="98.868" calcext:value-type="float">
            <text:p>98.868</text:p>
          </table:table-cell>
          <table:table-cell office:value-type="float" office:value="187.1" calcext:value-type="float">
            <text:p>187.1</text:p>
          </table:table-cell>
          <table:table-cell office:value-type="float" office:value="307.51" calcext:value-type="float">
            <text:p>307.51</text:p>
          </table:table-cell>
          <table:table-cell table:number-columns-repeated="2"/>
        </table:table-row>
        <table:table-row table:style-name="ro1">
          <table:table-cell office:value-type="float" office:value="109.496" calcext:value-type="float">
            <text:p>109.496</text:p>
          </table:table-cell>
          <table:table-cell office:value-type="float" office:value="276.978" calcext:value-type="float">
            <text:p>276.978</text:p>
          </table:table-cell>
          <table:table-cell office:value-type="float" office:value="213.274" calcext:value-type="float">
            <text:p>213.274</text:p>
          </table:table-cell>
          <table:table-cell office:value-type="float" office:value="98.56" calcext:value-type="float">
            <text:p>98.56</text:p>
          </table:table-cell>
          <table:table-cell office:value-type="float" office:value="184.368" calcext:value-type="float">
            <text:p>184.368</text:p>
          </table:table-cell>
          <table:table-cell office:value-type="float" office:value="300.124" calcext:value-type="float">
            <text:p>300.124</text:p>
          </table:table-cell>
          <table:table-cell table:number-columns-repeated="2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276.9" calcext:value-type="float">
            <text:p>276.9</text:p>
          </table:table-cell>
          <table:table-cell office:value-type="float" office:value="214.168" calcext:value-type="float">
            <text:p>214.168</text:p>
          </table:table-cell>
          <table:table-cell office:value-type="float" office:value="97.874" calcext:value-type="float">
            <text:p>97.874</text:p>
          </table:table-cell>
          <table:table-cell office:value-type="float" office:value="176.802" calcext:value-type="float">
            <text:p>176.802</text:p>
          </table:table-cell>
          <table:table-cell office:value-type="float" office:value="300.882" calcext:value-type="float">
            <text:p>300.882</text:p>
          </table:table-cell>
          <table:table-cell table:number-columns-repeated="2"/>
        </table:table-row>
        <table:table-row table:style-name="ro1">
          <table:table-cell office:value-type="float" office:value="109.48" calcext:value-type="float">
            <text:p>109.48</text:p>
          </table:table-cell>
          <table:table-cell office:value-type="float" office:value="276.344" calcext:value-type="float">
            <text:p>276.344</text:p>
          </table:table-cell>
          <table:table-cell office:value-type="float" office:value="214.456" calcext:value-type="float">
            <text:p>214.456</text:p>
          </table:table-cell>
          <table:table-cell office:value-type="float" office:value="98.588" calcext:value-type="float">
            <text:p>98.588</text:p>
          </table:table-cell>
          <table:table-cell office:value-type="float" office:value="181.232" calcext:value-type="float">
            <text:p>181.232</text:p>
          </table:table-cell>
          <table:table-cell office:value-type="float" office:value="305.428" calcext:value-type="float">
            <text:p>305.428</text:p>
          </table:table-cell>
          <table:table-cell table:number-columns-repeated="2"/>
        </table:table-row>
        <table:table-row table:style-name="ro1">
          <table:table-cell office:value-type="float" office:value="109.336" calcext:value-type="float">
            <text:p>109.336</text:p>
          </table:table-cell>
          <table:table-cell office:value-type="float" office:value="276.698" calcext:value-type="float">
            <text:p>276.698</text:p>
          </table:table-cell>
          <table:table-cell office:value-type="float" office:value="215.676" calcext:value-type="float">
            <text:p>215.676</text:p>
          </table:table-cell>
          <table:table-cell office:value-type="float" office:value="98.364" calcext:value-type="float">
            <text:p>98.364</text:p>
          </table:table-cell>
          <table:table-cell office:value-type="float" office:value="183.754" calcext:value-type="float">
            <text:p>183.754</text:p>
          </table:table-cell>
          <table:table-cell office:value-type="float" office:value="306.164" calcext:value-type="float">
            <text:p>306.164</text:p>
          </table:table-cell>
          <table:table-cell table:number-columns-repeated="2"/>
        </table:table-row>
        <table:table-row table:style-name="ro1">
          <table:table-cell office:value-type="float" office:value="109.242" calcext:value-type="float">
            <text:p>109.242</text:p>
          </table:table-cell>
          <table:table-cell office:value-type="float" office:value="273.952" calcext:value-type="float">
            <text:p>273.952</text:p>
          </table:table-cell>
          <table:table-cell office:value-type="float" office:value="223.89" calcext:value-type="float">
            <text:p>223.89</text:p>
          </table:table-cell>
          <table:table-cell office:value-type="float" office:value="98.476" calcext:value-type="float">
            <text:p>98.476</text:p>
          </table:table-cell>
          <table:table-cell office:value-type="float" office:value="135.596" calcext:value-type="float">
            <text:p>135.596</text:p>
          </table:table-cell>
          <table:table-cell office:value-type="float" office:value="306.258" calcext:value-type="float">
            <text:p>306.258</text:p>
          </table:table-cell>
          <table:table-cell table:number-columns-repeated="2"/>
        </table:table-row>
        <table:table-row table:style-name="ro1">
          <table:table-cell office:value-type="float" office:value="109.242" calcext:value-type="float">
            <text:p>109.242</text:p>
          </table:table-cell>
          <table:table-cell office:value-type="float" office:value="273.914" calcext:value-type="float">
            <text:p>273.914</text:p>
          </table:table-cell>
          <table:table-cell office:value-type="float" office:value="225.172" calcext:value-type="float">
            <text:p>225.172</text:p>
          </table:table-cell>
          <table:table-cell office:value-type="float" office:value="98.798" calcext:value-type="float">
            <text:p>98.798</text:p>
          </table:table-cell>
          <table:table-cell office:value-type="float" office:value="136.8" calcext:value-type="float">
            <text:p>136.8</text:p>
          </table:table-cell>
          <table:table-cell office:value-type="float" office:value="303.114" calcext:value-type="float">
            <text:p>303.114</text:p>
          </table:table-cell>
          <table:table-cell table:number-columns-repeated="2"/>
        </table:table-row>
        <table:table-row table:style-name="ro1">
          <table:table-cell office:value-type="float" office:value="109.226" calcext:value-type="float">
            <text:p>109.226</text:p>
          </table:table-cell>
          <table:table-cell office:value-type="float" office:value="273.902" calcext:value-type="float">
            <text:p>273.902</text:p>
          </table:table-cell>
          <table:table-cell office:value-type="float" office:value="222.072" calcext:value-type="float">
            <text:p>222.072</text:p>
          </table:table-cell>
          <table:table-cell office:value-type="float" office:value="98.266" calcext:value-type="float">
            <text:p>98.266</text:p>
          </table:table-cell>
          <table:table-cell office:value-type="float" office:value="136.638" calcext:value-type="float">
            <text:p>136.638</text:p>
          </table:table-cell>
          <table:table-cell office:value-type="float" office:value="309.36" calcext:value-type="float">
            <text:p>309.36</text:p>
          </table:table-cell>
          <table:table-cell table:number-columns-repeated="2"/>
        </table:table-row>
        <table:table-row table:style-name="ro1">
          <table:table-cell office:value-type="float" office:value="109.27" calcext:value-type="float">
            <text:p>109.27</text:p>
          </table:table-cell>
          <table:table-cell office:value-type="float" office:value="273.592" calcext:value-type="float">
            <text:p>273.592</text:p>
          </table:table-cell>
          <table:table-cell office:value-type="float" office:value="225.728" calcext:value-type="float">
            <text:p>225.728</text:p>
          </table:table-cell>
          <table:table-cell office:value-type="float" office:value="99.344" calcext:value-type="float">
            <text:p>99.344</text:p>
          </table:table-cell>
          <table:table-cell office:value-type="float" office:value="135.756" calcext:value-type="float">
            <text:p>135.756</text:p>
          </table:table-cell>
          <table:table-cell office:value-type="float" office:value="303.556" calcext:value-type="float">
            <text:p>303.55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2.078" calcext:value-type="float">
            <text:p>272.078</text:p>
          </table:table-cell>
          <table:table-cell office:value-type="float" office:value="237.398" calcext:value-type="float">
            <text:p>237.398</text:p>
          </table:table-cell>
          <table:table-cell office:value-type="float" office:value="100.002" calcext:value-type="float">
            <text:p>100.002</text:p>
          </table:table-cell>
          <table:table-cell office:value-type="float" office:value="120.572" calcext:value-type="float">
            <text:p>120.572</text:p>
          </table:table-cell>
          <table:table-cell office:value-type="float" office:value="327.476" calcext:value-type="float">
            <text:p>327.47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2.378" calcext:value-type="float">
            <text:p>272.378</text:p>
          </table:table-cell>
          <table:table-cell office:value-type="float" office:value="233.846" calcext:value-type="float">
            <text:p>233.846</text:p>
          </table:table-cell>
          <table:table-cell office:value-type="float" office:value="99.834" calcext:value-type="float">
            <text:p>99.834</text:p>
          </table:table-cell>
          <table:table-cell office:value-type="float" office:value="122.196" calcext:value-type="float">
            <text:p>122.196</text:p>
          </table:table-cell>
          <table:table-cell office:value-type="float" office:value="327.486" calcext:value-type="float">
            <text:p>327.48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2.636" calcext:value-type="float">
            <text:p>272.636</text:p>
          </table:table-cell>
          <table:table-cell office:value-type="float" office:value="233.21" calcext:value-type="float">
            <text:p>233.21</text:p>
          </table:table-cell>
          <table:table-cell office:value-type="float" office:value="99.204" calcext:value-type="float">
            <text:p>99.204</text:p>
          </table:table-cell>
          <table:table-cell office:value-type="float" office:value="122.352" calcext:value-type="float">
            <text:p>122.352</text:p>
          </table:table-cell>
          <table:table-cell office:value-type="float" office:value="327.65" calcext:value-type="float">
            <text:p>327.6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2.266" calcext:value-type="float">
            <text:p>272.266</text:p>
          </table:table-cell>
          <table:table-cell office:value-type="float" office:value="231.726" calcext:value-type="float">
            <text:p>231.726</text:p>
          </table:table-cell>
          <table:table-cell office:value-type="float" office:value="99.722" calcext:value-type="float">
            <text:p>99.722</text:p>
          </table:table-cell>
          <table:table-cell office:value-type="float" office:value="122.852" calcext:value-type="float">
            <text:p>122.852</text:p>
          </table:table-cell>
          <table:table-cell office:value-type="float" office:value="327.818" calcext:value-type="float">
            <text:p>327.81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1.154" calcext:value-type="float">
            <text:p>271.154</text:p>
          </table:table-cell>
          <table:table-cell office:value-type="float" office:value="232.574" calcext:value-type="float">
            <text:p>232.574</text:p>
          </table:table-cell>
          <table:table-cell office:value-type="float" office:value="100.632" calcext:value-type="float">
            <text:p>100.632</text:p>
          </table:table-cell>
          <table:table-cell office:value-type="float" office:value="113.966" calcext:value-type="float">
            <text:p>113.966</text:p>
          </table:table-cell>
          <table:table-cell office:value-type="float" office:value="328.104" calcext:value-type="float">
            <text:p>328.10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1.356" calcext:value-type="float">
            <text:p>271.356</text:p>
          </table:table-cell>
          <table:table-cell office:value-type="float" office:value="242.284" calcext:value-type="float">
            <text:p>242.284</text:p>
          </table:table-cell>
          <table:table-cell office:value-type="float" office:value="100.296" calcext:value-type="float">
            <text:p>100.296</text:p>
          </table:table-cell>
          <table:table-cell office:value-type="float" office:value="113.942" calcext:value-type="float">
            <text:p>113.942</text:p>
          </table:table-cell>
          <table:table-cell office:value-type="float" office:value="328.132" calcext:value-type="float">
            <text:p>328.13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1.23" calcext:value-type="float">
            <text:p>271.23</text:p>
          </table:table-cell>
          <table:table-cell office:value-type="float" office:value="236.236" calcext:value-type="float">
            <text:p>236.236</text:p>
          </table:table-cell>
          <table:table-cell office:value-type="float" office:value="100.506" calcext:value-type="float">
            <text:p>100.506</text:p>
          </table:table-cell>
          <table:table-cell office:value-type="float" office:value="113.948" calcext:value-type="float">
            <text:p>113.948</text:p>
          </table:table-cell>
          <table:table-cell office:value-type="float" office:value="328.096" calcext:value-type="float">
            <text:p>328.09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1.032" calcext:value-type="float">
            <text:p>271.032</text:p>
          </table:table-cell>
          <table:table-cell office:value-type="float" office:value="237.874" calcext:value-type="float">
            <text:p>237.874</text:p>
          </table:table-cell>
          <table:table-cell office:value-type="float" office:value="100.716" calcext:value-type="float">
            <text:p>100.716</text:p>
          </table:table-cell>
          <table:table-cell office:value-type="float" office:value="113.99" calcext:value-type="float">
            <text:p>113.99</text:p>
          </table:table-cell>
          <table:table-cell office:value-type="float" office:value="328.22" calcext:value-type="float">
            <text:p>328.2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0.23" calcext:value-type="float">
            <text:p>270.23</text:p>
          </table:table-cell>
          <table:table-cell office:value-type="float" office:value="238.252" calcext:value-type="float">
            <text:p>238.252</text:p>
          </table:table-cell>
          <table:table-cell office:value-type="float" office:value="101.15" calcext:value-type="float">
            <text:p>101.15</text:p>
          </table:table-cell>
          <table:table-cell office:value-type="float" office:value="112.66" calcext:value-type="float">
            <text:p>112.66</text:p>
          </table:table-cell>
          <table:table-cell office:value-type="float" office:value="327.684" calcext:value-type="float">
            <text:p>327.68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0.282" calcext:value-type="float">
            <text:p>270.282</text:p>
          </table:table-cell>
          <table:table-cell office:value-type="float" office:value="237.496" calcext:value-type="float">
            <text:p>237.496</text:p>
          </table:table-cell>
          <table:table-cell office:value-type="float" office:value="101.458" calcext:value-type="float">
            <text:p>101.458</text:p>
          </table:table-cell>
          <table:table-cell office:value-type="float" office:value="112.456" calcext:value-type="float">
            <text:p>112.456</text:p>
          </table:table-cell>
          <table:table-cell office:value-type="float" office:value="327.568" calcext:value-type="float">
            <text:p>327.56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9.978" calcext:value-type="float">
            <text:p>269.978</text:p>
          </table:table-cell>
          <table:table-cell office:value-type="float" office:value="239.386" calcext:value-type="float">
            <text:p>239.386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112.572" calcext:value-type="float">
            <text:p>112.572</text:p>
          </table:table-cell>
          <table:table-cell office:value-type="float" office:value="327.588" calcext:value-type="float">
            <text:p>327.58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0.592" calcext:value-type="float">
            <text:p>270.592</text:p>
          </table:table-cell>
          <table:table-cell office:value-type="float" office:value="242.158" calcext:value-type="float">
            <text:p>242.158</text:p>
          </table:table-cell>
          <table:table-cell office:value-type="float" office:value="101.108" calcext:value-type="float">
            <text:p>101.108</text:p>
          </table:table-cell>
          <table:table-cell office:value-type="float" office:value="112.64" calcext:value-type="float">
            <text:p>112.64</text:p>
          </table:table-cell>
          <table:table-cell office:value-type="float" office:value="327.752" calcext:value-type="float">
            <text:p>327.75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236.236" calcext:value-type="float">
            <text:p>236.23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238.252" calcext:value-type="float">
            <text:p>238.25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232.078" calcext:value-type="float">
            <text:p>232.07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244.804" calcext:value-type="float">
            <text:p>244.804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00-00-00</text:date>, <text:time style:data-style-name="N2" text:time-value="20:28:05.647754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20:15:55.117989363</meta:creation-date>
    <dc:date>2016-04-02T20:28:13.988090264</dc:date>
    <meta:editing-duration>P0D</meta:editing-duration>
    <meta:editing-cycles>2</meta:editing-cycles>
    <meta:generator>LibreOffice/4.2.8.2$Linux_x86 LibreOffice_project/420m0$Build-2</meta:generator>
    <meta:document-statistic meta:table-count="1" meta:cell-count="610" meta:object-count="0"/>
  </office:meta>
</office:document-meta>
</file>